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artArtifactPublishEvent.StartArtifactPublishEvent( DependencyResolver resolver , Artifact artifact , File data ,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